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n" fo:country="US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n" fo:country="US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n" fo:country="US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n" fo:country="US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n" fo:country="US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n" fo:country="US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n" fo:country="US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-complex="Segoe UI" fo:font-weight="bold" style:font-weight-asian="bold" style:font-weight-complex="bold" fo:color="#212529" fo:language="en" fo:country="US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/>
    </style:style>
    <style:style style:name="TableRow69" style:family="table-row">
      <style:table-row-properties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n" fo:country="US"/>
    </style:style>
    <style:style style:name="TableCell7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Calibri"/>
    </style:style>
    <style:style style:name="TableCell7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-complex="Calibri"/>
    </style:style>
    <style:style style:name="TableRow76" style:family="table-row">
      <style:table-row-properties/>
    </style:style>
    <style:style style:name="TableCell77" style:family="table-cell">
      <style:table-cell-properties fo:border="0.0069in solid #BFBFBF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n" fo:country="US"/>
    </style:style>
    <style:style style:name="TableCell79" style:family="table-cell">
      <style:table-cell-properties fo:border="0.0069in solid #BFBFBF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-complex="Calibri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Angaben über den Autor änder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Angaben über den Autor ändern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tus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Name</text:p>
          </table:table-cell>
          <table:table-cell table:style-name="TableCell43">
            <text:p text:style-name="P44">Voller Name des Autors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Mail</text:p>
          </table:table-cell>
          <table:table-cell table:style-name="TableCell50">
            <text:p text:style-name="P51">Mail des Autors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boutMe</text:p>
          </table:table-cell>
          <table:table-cell table:style-name="TableCell57">
            <text:p text:style-name="P58">Der Autor über sich selbst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<text:span text:style-name="T64">Administrator</text:span></text:p>
          </table:table-cell>
          <table:table-cell table:style-name="TableCell65">
            <text:p text:style-name="P66">Ist Administrator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ButtonEdit</text:p>
          </table:table-cell>
          <table:table-cell table:style-name="TableCell72">
            <text:p text:style-name="P73">Speichern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LinkCancel</text:p>
          </table:table-cell>
          <table:table-cell table:style-name="TableCell79">
            <text:p text:style-name="P80">Verwerfen</text:p>
          </table:table-cell>
          <table:table-cell table:style-name="TableCell81">
            <text:p text:style-name="P8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11T11:31:00Z</dc:date>
    <meta:template xlink:href="Normal.dotm" xlink:type="simple"/>
    <meta:editing-cycles>9</meta:editing-cycles>
    <meta:editing-duration>PT180S</meta:editing-duration>
    <meta:document-statistic meta:page-count="1" meta:paragraph-count="1" meta:word-count="43" meta:character-count="304" meta:row-count="2" meta:non-whitespace-character-count="262"/>
  </office:meta>
</office:document-meta>
</file>